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 fo:background-color="#ffffff"/>
    </style:style>
    <style:style style:name="T3" style:family="text">
      <style:text-properties fo:color="#c9211e" loext:opacity="100%"/>
    </style:style>
    <style:style style:name="T4" style:family="text">
      <style:text-properties fo:color="#00a933" loext:opacity="100%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27cm" svg:y="3.721cm" presentation:class="title" presentation:user-transformed="true">
          <draw:text-box>
            <text:p>Spieltheori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Einführung</text:span></text:p>
              </text:list-item>
              <text:list-item>
                <text:p text:style-name="P2"><text:span text:style-name="T1">Definition</text:span></text:p>
              </text:list-item>
              <text:list-item>
                <text:p text:style-name="P2"><text:span text:style-name="T1">Begriffe</text:span></text:p>
              </text:list-item>
              <text:list-item>
                <text:p text:style-name="P2"><text:span text:style-name="T1">Anwendungsbereiche</text:span></text:p>
              </text:list-item>
              <text:list-item>
                <text:p text:style-name="P2"><text:span text:style-name="T1">Ethik</text:span></text:p>
              </text:list-item>
              <text:list-item>
                <text:p text:style-name="P2"><text:span text:style-name="T1">Wie würde … handeln?</text:span></text:p>
              </text:list-item>
              <text:list-item>
                <text:p text:style-name="P2"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fangenendilemma</text:p>
          </draw:text-box>
        </draw:frame>
        <draw:frame draw:style-name="gr2" draw:layer="layout" svg:width="25.198cm" svg:height="2.885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Spieler</text:p>
              </table:table-cell>
              <table:table-cell>
                <text:p><text:span text:style-name="T2">B</text:span> schweigt</text:p>
              </table:table-cell>
              <table:table-cell>
                <text:p><text:span text:style-name="T3">B</text:span> verrät</text:p>
              </table:table-cell>
            </table:table-row>
            <table:table-row table:style-name="ro1" table:default-cell-style-name="bg-none">
              <table:table-cell>
                <text:p><text:span text:style-name="T4">A</text:span> schweigt</text:p>
              </table:table-cell>
              <table:table-cell>
                <text:p><text:span text:style-name="T4">A</text:span>: 2J; <text:span text:style-name="T3">B</text:span>: 2J;</text:p>
              </table:table-cell>
              <table:table-cell>
                <text:p><text:span text:style-name="T4">A</text:span>: 5J; <text:span text:style-name="T3">B</text:span>: 0J;</text:p>
              </table:table-cell>
            </table:table-row>
            <table:table-row table:style-name="ro1" table:default-cell-style-name="bg-none">
              <table:table-cell>
                <text:p><text:span text:style-name="T4">A</text:span> verrät</text:p>
              </table:table-cell>
              <table:table-cell>
                <text:p><text:span text:style-name="T4">A</text:span>: 0J; <text:span text:style-name="T3">B</text:span>: 5J;</text:p>
              </table:table-cell>
              <table:table-cell>
                <text:p><text:span text:style-name="T4">A</text:span>: 3J; <text:span text:style-name="T3">B</text:span>: 3J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Was ist Spieltherie?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5">Teilgebiet der Mathematik</text:span></text:p>
              </text:list-item>
              <text:list-item>
                <text:p text:style-name="P4"><text:span text:style-name="T5">Modellierung Entscheidungssituation</text:span></text:p>
              </text:list-item>
              <text:list-item>
                <text:p text:style-name="P4"><text:span text:style-name="T5">Rational &lt;=&gt; Sozi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Begriffe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Spieler, Nutzen</text:span></text:p>
              </text:list-item>
              <text:list-item>
                <text:p text:style-name="P2"><text:span text:style-name="T1">Nash-Gleichgewicht</text:span></text:p>
              </text:list-item>
              <text:list-item>
                <text:p text:style-name="P2"><text:span text:style-name="T1">Pareto-Optimalität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wendungsbereiche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5">Wirtschaft</text:span></text:p>
              </text:list-item>
              <text:list-item>
                <text:p text:style-name="P4"><text:span text:style-name="T5">Politik</text:span></text:p>
              </text:list-item>
              <text:list-item>
                <text:p text:style-name="P4"><text:span text:style-name="T5">Ethi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thik dahinter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5">Erklärung der Dilemmata</text:span></text:p>
              </text:list-item>
              <text:list-item>
                <text:p text:style-name="P4"><text:span text:style-name="T5">Tragik der Allmende</text:span></text:p>
              </text:list-item>
              <text:list-item>
                <text:p text:style-name="P4"><text:span text:style-name="T5">Manipulation und strategi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e würde … handeln?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Utilitarismus</text:span></text:p>
              </text:list-item>
              <text:list-item>
                <text:p text:style-name="P6"><text:span text:style-name="T1">Kant</text:span></text:p>
              </text:list-item>
              <text:list-item>
                <text:p text:style-name="P6"><text:span text:style-name="T1">Aristoteles</text:span></text:p>
              </text:list-item>
              <text:list-item>
                <text:p text:style-name="P6"><text:span text:style-name="T1">Thomas Hobb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808080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808080" loext:opacity="100%"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45cm" svg:x="21.59cm" svg:y="0.185cm" presentation:class="date-time">
        <draw:text-box>
          <text:p text:style-name="MP5"><text:span text:style-name="MT2">Leon Feuerstein GFS Stengele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7:15:49.971129458</meta:creation-date>
    <dc:date>2025-02-11T17:39:06.904592054</dc:date>
    <meta:editing-duration>PT16H27M12S</meta:editing-duration>
    <meta:editing-cycles>7</meta:editing-cycles>
    <meta:generator>LibreOffice/24.2.7.2$Linux_X86_64 LibreOffice_project/420$Build-2</meta:generator>
    <meta:document-statistic meta:object-count="56"/>
  </office:meta>
</office:document-meta>
</file>